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8743in" style:use-optimal-column-width="false"/>
    </style:style>
    <style:style style:name="TableColumn4" style:family="table-column">
      <style:table-column-properties style:column-width="4.3118in" style:use-optimal-column-width="false"/>
    </style:style>
    <style:style style:name="TableColumn5" style:family="table-column">
      <style:table-column-properties style:column-width="4.6847in" style:use-optimal-column-width="false"/>
    </style:style>
    <style:style style:name="Table2" style:family="table">
      <style:table-properties style:width="9.8708in" style:rel-width="99.7%" fo:margin-left="0in" table:align="left"/>
    </style:style>
    <style:style style:name="TableRow6" style:family="table-row">
      <style:table-row-properties style:min-row-height="0.2256in" style:use-optimal-row-height="false"/>
    </style:style>
    <style:style style:name="TableCell7" style:family="table-cell">
      <style:table-cell-properties fo:border="0.0208in solid #A6A6A6" fo:background-color="#E97132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 fo:margin-top="0.0833in" fo:margin-bottom="0.0833in"/>
      <style:text-properties style:font-name-complex="Arial" fo:color="#FFFFFF" fo:font-size="14pt" style:font-size-asian="14pt" style:font-size-complex="14pt"/>
    </style:style>
    <style:style style:name="TableRow9" style:family="table-row">
      <style:table-row-properties style:min-row-height="0.2256in" style:use-optimal-row-height="false"/>
    </style:style>
    <style:style style:name="TableCell10" style:family="table-cell">
      <style:table-cell-properties fo:border="0.0208in solid #A6A6A6" fo:background-color="#E97132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top="0.0833in" fo:margin-bottom="0.0833in"/>
      <style:text-properties style:font-name-complex="Arial" fo:color="#FFFFFF" fo:font-size="14pt" style:font-size-asian="14pt" style:font-size-complex="14pt"/>
    </style:style>
    <style:style style:name="TableCell12" style:family="table-cell">
      <style:table-cell-properties fo:border="0.0208in solid #A6A6A6" fo:background-color="#E97132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top="0.0833in" fo:margin-bottom="0.0833in"/>
      <style:text-properties style:font-name-complex="Arial" fo:color="#FFFFFF" fo:font-size="14pt" style:font-size-asian="14pt" style:font-size-complex="14pt"/>
    </style:style>
    <style:style style:name="TableCell14" style:family="table-cell">
      <style:table-cell-properties fo:border="0.0208in solid #A6A6A6" fo:background-color="#E97132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top="0.0833in" fo:margin-bottom="0.0833in"/>
      <style:text-properties style:font-name-complex="Arial" fo:color="#FFFFFF" fo:font-size="14pt" style:font-size-asian="14pt" style:font-size-complex="14pt"/>
    </style:style>
    <style:style style:name="TableRow16" style:family="table-row">
      <style:table-row-properties style:min-row-height="0.2256in" style:use-optimal-row-height="false"/>
    </style:style>
    <style:style style:name="TableCell17" style:family="table-cell">
      <style:table-cell-properties fo:border="0.0208in solid #A6A6A6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19" style:family="table-cell">
      <style:table-cell-properties fo:border="0.0208in solid #A6A6A6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21" style:family="table-cell">
      <style:table-cell-properties fo:border="0.0208in solid #A6A6A6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23" style:family="table-row">
      <style:table-row-properties style:min-row-height="0.2312in" style:use-optimal-row-height="false"/>
    </style:style>
    <style:style style:name="TableCell24" style:family="table-cell">
      <style:table-cell-properties fo:border="0.0208in solid #A6A6A6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26" style:family="table-cell">
      <style:table-cell-properties fo:border="0.0208in solid #A6A6A6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28" style:family="table-cell">
      <style:table-cell-properties fo:border="0.0208in solid #A6A6A6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30" style:family="table-row">
      <style:table-row-properties style:min-row-height="0.2312in" style:use-optimal-row-height="false"/>
    </style:style>
    <style:style style:name="TableCell31" style:family="table-cell">
      <style:table-cell-properties fo:border="0.0208in solid #A6A6A6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33" style:family="table-cell">
      <style:table-cell-properties fo:border="0.0208in solid #A6A6A6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35" style:family="table-cell">
      <style:table-cell-properties fo:border="0.0208in solid #A6A6A6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37" style:family="table-row">
      <style:table-row-properties style:min-row-height="0.2312in" style:use-optimal-row-height="false"/>
    </style:style>
    <style:style style:name="TableCell38" style:family="table-cell">
      <style:table-cell-properties fo:border="0.0208in solid #A6A6A6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40" style:family="table-cell">
      <style:table-cell-properties fo:border="0.0208in solid #A6A6A6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/>
      <style:text-properties style:font-name-complex="Arial" style:font-style-complex="italic" fo:font-size="9pt" style:font-size-asian="9pt" style:font-size-complex="9pt"/>
    </style:style>
    <style:style style:name="TableCell42" style:family="table-cell">
      <style:table-cell-properties fo:border="0.0208in solid #A6A6A6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44" style:family="table-row">
      <style:table-row-properties style:min-row-height="0.2312in" style:use-optimal-row-height="false"/>
    </style:style>
    <style:style style:name="TableCell45" style:family="table-cell">
      <style:table-cell-properties fo:border="0.0208in solid #A6A6A6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47" style:family="table-cell">
      <style:table-cell-properties fo:border="0.0208in solid #A6A6A6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49" style:family="table-cell">
      <style:table-cell-properties fo:border="0.0208in solid #A6A6A6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51" style:family="table-row">
      <style:table-row-properties style:min-row-height="0.3312in" style:use-optimal-row-height="false"/>
    </style:style>
    <style:style style:name="TableCell52" style:family="table-cell">
      <style:table-cell-properties fo:border="0.0208in solid #A6A6A6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  <style:text-properties style:font-name-complex="Arial" fo:font-size="9pt" style:font-size-asian="9pt" style:font-size-complex="9pt"/>
    </style:style>
    <style:style style:name="TableCell54" style:family="table-cell">
      <style:table-cell-properties fo:border="0.0208in solid #A6A6A6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56" style:family="table-cell">
      <style:table-cell-properties fo:border="0.0208in solid #A6A6A6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58" style:family="table-row">
      <style:table-row-properties style:min-row-height="0.2312in" style:use-optimal-row-height="false"/>
    </style:style>
    <style:style style:name="TableCell59" style:family="table-cell">
      <style:table-cell-properties fo:border="0.0208in solid #A6A6A6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61" style:family="table-cell">
      <style:table-cell-properties fo:border="0.0208in solid #A6A6A6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top="0.0833in" fo:margin-bottom="0.0833in"/>
    </style:style>
    <style:style style:name="T63" style:parent-style-name="Absatz-Standardschriftart" style:family="text">
      <style:text-properties style:font-name-complex="Arial" style:font-weight-complex="bold" fo:font-size="9pt" style:font-size-asian="9pt" style:font-size-complex="9pt" fo:language="en" fo:country="CA"/>
    </style:style>
    <style:style style:name="TableCell64" style:family="table-cell">
      <style:table-cell-properties fo:border="0.0208in solid #A6A6A6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66" style:family="table-row">
      <style:table-row-properties style:min-row-height="0.2312in" style:use-optimal-row-height="false"/>
    </style:style>
    <style:style style:name="TableCell67" style:family="table-cell">
      <style:table-cell-properties fo:border="0.0208in solid #A6A6A6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69" style:family="table-cell">
      <style:table-cell-properties fo:border="0.0208in solid #A6A6A6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top="0.0833in" fo:margin-bottom="0.0833in"/>
    </style:style>
    <style:style style:name="T71" style:parent-style-name="Absatz-Standardschriftart" style:family="text">
      <style:text-properties style:font-name-complex="Arial" fo:font-size="9pt" style:font-size-asian="9pt" style:font-size-complex="9pt"/>
    </style:style>
    <style:style style:name="TableCell72" style:family="table-cell">
      <style:table-cell-properties fo:border="0.0208in solid #A6A6A6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74" style:family="table-row">
      <style:table-row-properties style:min-row-height="0.2312in" style:use-optimal-row-height="false"/>
    </style:style>
    <style:style style:name="TableCell75" style:family="table-cell">
      <style:table-cell-properties fo:border="0.0208in solid #A6A6A6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77" style:family="table-cell">
      <style:table-cell-properties fo:border="0.0208in solid #A6A6A6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top="0.0833in" fo:margin-bottom="0.0833in"/>
    </style:style>
    <style:style style:name="T79" style:parent-style-name="Absatz-Standardschriftart" style:family="text">
      <style:text-properties style:font-name-complex="Arial" fo:font-size="9pt" style:font-size-asian="9pt" style:font-size-complex="9pt"/>
    </style:style>
    <style:style style:name="TableCell80" style:family="table-cell">
      <style:table-cell-properties fo:border="0.0208in solid #A6A6A6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82" style:family="table-row">
      <style:table-row-properties style:min-row-height="0.2312in" style:use-optimal-row-height="false"/>
    </style:style>
    <style:style style:name="TableCell83" style:family="table-cell">
      <style:table-cell-properties fo:border="0.0208in solid #A6A6A6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85" style:family="table-cell">
      <style:table-cell-properties fo:border="0.0208in solid #A6A6A6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top="0.0833in" fo:margin-bottom="0.0833in"/>
    </style:style>
    <style:style style:name="T87" style:parent-style-name="Absatz-Standardschriftart" style:family="text">
      <style:text-properties style:font-name-complex="Arial" fo:font-size="9pt" style:font-size-asian="9pt" style:font-size-complex="9pt"/>
    </style:style>
    <style:style style:name="TableCell88" style:family="table-cell">
      <style:table-cell-properties fo:border="0.0208in solid #A6A6A6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90" style:family="table-row">
      <style:table-row-properties style:min-row-height="0.2312in" style:use-optimal-row-height="false"/>
    </style:style>
    <style:style style:name="TableCell91" style:family="table-cell">
      <style:table-cell-properties fo:border="0.0208in solid #A6A6A6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93" style:family="table-cell">
      <style:table-cell-properties fo:border="0.0208in solid #A6A6A6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95" style:family="table-cell">
      <style:table-cell-properties fo:border="0.0208in solid #A6A6A6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97" style:family="table-row">
      <style:table-row-properties style:min-row-height="0.2312in" style:use-optimal-row-height="false"/>
    </style:style>
    <style:style style:name="TableCell98" style:family="table-cell">
      <style:table-cell-properties fo:border="0.0208in solid #A6A6A6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100" style:family="table-cell">
      <style:table-cell-properties fo:border="0.0208in solid #A6A6A6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102" style:family="table-cell">
      <style:table-cell-properties fo:border="0.0208in solid #A6A6A6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104" style:family="table-row">
      <style:table-row-properties style:min-row-height="0.2312in" style:use-optimal-row-height="false"/>
    </style:style>
    <style:style style:name="TableCell105" style:family="table-cell">
      <style:table-cell-properties fo:border="0.0208in solid #A6A6A6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107" style:family="table-cell">
      <style:table-cell-properties fo:border="0.0208in solid #A6A6A6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109" style:family="table-cell">
      <style:table-cell-properties fo:border="0.0208in solid #A6A6A6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111" style:family="table-row">
      <style:table-row-properties style:min-row-height="0.2312in" style:use-optimal-row-height="false"/>
    </style:style>
    <style:style style:name="TableCell112" style:family="table-cell">
      <style:table-cell-properties fo:border="0.0208in solid #A6A6A6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114" style:family="table-cell">
      <style:table-cell-properties fo:border="0.0208in solid #A6A6A6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margin-top="0.0833in" fo:margin-bottom="0.0833in"/>
    </style:style>
    <style:style style:name="T116" style:parent-style-name="Absatz-Standardschriftart" style:family="text">
      <style:text-properties style:font-name-complex="Arial" style:font-weight-complex="bold" fo:font-size="9pt" style:font-size-asian="9pt" style:font-size-complex="9pt" fo:language="en" fo:country="CA"/>
    </style:style>
    <style:style style:name="TableCell117" style:family="table-cell">
      <style:table-cell-properties fo:border="0.0208in solid #A6A6A6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Row119" style:family="table-row">
      <style:table-row-properties style:min-row-height="0.2312in" style:use-optimal-row-height="false"/>
    </style:style>
    <style:style style:name="TableCell120" style:family="table-cell">
      <style:table-cell-properties fo:border="0.0208in solid #A6A6A6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top="0.0833in" fo:margin-bottom="0.0833in"/>
      <style:text-properties style:font-name-complex="Arial" fo:font-size="9pt" style:font-size-asian="9pt" style:font-size-complex="9pt"/>
    </style:style>
    <style:style style:name="TableCell122" style:family="table-cell">
      <style:table-cell-properties fo:border="0.0208in solid #A6A6A6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  <style:style style:name="TableCell124" style:family="table-cell">
      <style:table-cell-properties fo:border="0.0208in solid #A6A6A6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top="0.0833in" fo:margin-bottom="0.0833in"/>
      <style:text-properties style:font-name-complex="Arial" fo:font-size="9pt" style:font-size-asian="9pt" style:font-size-complex="9pt"/>
    </style:style>
  </office:automatic-styles>
  <office:body>
    <office:text text:use-soft-page-breaks="true">
      <text:p text:style-name="P1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Deliverables</text:p>
          </table:table-cell>
          <table:covered-table-cell/>
          <table:covered-table-cell/>
        </table:table-row>
        <table:table-row table:style-name="TableRow9">
          <table:table-cell table:style-name="TableCell10">
            <text:p text:style-name="P11">#</text:p>
          </table:table-cell>
          <table:table-cell table:style-name="TableCell12">
            <text:p text:style-name="P13">Deliverable Name</text:p>
          </table:table-cell>
          <table:table-cell table:style-name="TableCell14">
            <text:p text:style-name="P15">Deliverable Type</text:p>
          </table:table-cell>
        </table:table-row>
        <table:table-row table:style-name="TableRow16">
          <table:table-cell table:style-name="TableCell17">
            <text:p text:style-name="P18">D1.1</text:p>
          </table:table-cell>
          <table:table-cell table:style-name="TableCell19">
            <text:p text:style-name="P20"><text:bookmark-start text:name="_Hlk158709630"/>Minutes of meeting<text:bookmark-end text:name="_Hlk158709630"/>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D1.2</text:p>
          </table:table-cell>
          <table:table-cell table:style-name="TableCell26">
            <text:p text:style-name="P27"><text:bookmark-start text:name="_Hlk158709698"/>Midterm and final report<text:bookmark-end text:name="_Hlk158709698"/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D2.1</text:p>
          </table:table-cell>
          <table:table-cell table:style-name="TableCell33">
            <text:p text:style-name="P34"><text:bookmark-start text:name="_Hlk158709725"/>Field data Analysis<text:bookmark-end text:name="_Hlk158709725"/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D2.2</text:p>
          </table:table-cell>
          <table:table-cell table:style-name="TableCell40">
            <text:p text:style-name="P41"><text:bookmark-start text:name="_Hlk158709734"/>Action plan for the training Digital Marketing<text:bookmark-end text:name="_Hlk158709734"/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D3.1</text:p>
          </table:table-cell>
          <table:table-cell table:style-name="TableCell47">
            <text:p text:style-name="P48"><text:bookmark-start text:name="_Hlk158709787"/>Established Labs<text:bookmark-end text:name="_Hlk158709787"/>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D3.2</text:p>
          </table:table-cell>
          <table:table-cell table:style-name="TableCell54">
            <text:p text:style-name="P55"><text:bookmark-start text:name="_Hlk158709796"/>Developed<text:s/>training courses<text:bookmark-end text:name="_Hlk158709796"/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D3.3</text:p>
          </table:table-cell>
          <table:table-cell table:style-name="TableCell61">
            <text:p text:style-name="P62"><text:bookmark-start text:name="_Hlk158709804"/><text:span text:style-name="T63">Interactive web-based platform</text:span><text:bookmark-end text:name="_Hlk158709804"/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D4.1</text:p>
          </table:table-cell>
          <table:table-cell table:style-name="TableCell69">
            <text:p text:style-name="P70"><text:bookmark-start text:name="_Hlk158709829"/><text:span text:style-name="T71">Quality Plan</text:span><text:bookmark-end text:name="_Hlk158709829"/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D4.2</text:p>
          </table:table-cell>
          <table:table-cell table:style-name="TableCell77">
            <text:p text:style-name="P78"><text:bookmark-start text:name="_Hlk158709869"/><text:span text:style-name="T79">Internal reports</text:span><text:bookmark-end text:name="_Hlk158709869"/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D4.3</text:p>
          </table:table-cell>
          <table:table-cell table:style-name="TableCell85">
            <text:p text:style-name="P86"><text:bookmark-start text:name="_Hlk158709880"/><text:span text:style-name="T87">External Reports</text:span><text:bookmark-end text:name="_Hlk158709880"/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D5.1</text:p>
          </table:table-cell>
          <table:table-cell table:style-name="TableCell93">
            <text:p text:style-name="P94"><text:bookmark-start text:name="_Hlk158709919"/>Developing the of project web portal<text:bookmark-end text:name="_Hlk158709919"/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D5.2</text:p>
          </table:table-cell>
          <table:table-cell table:style-name="TableCell100">
            <text:p text:style-name="P101"><text:bookmark-start text:name="_Hlk158709933"/>Dissemination and communication strategy and activities<text:bookmark-end text:name="_Hlk158709933"/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D5.3</text:p>
          </table:table-cell>
          <table:table-cell table:style-name="TableCell107">
            <text:p text:style-name="P108">Development of sustainability<text:s/>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5.4</text:p>
          </table:table-cell>
          <table:table-cell table:style-name="TableCell114">
            <text:p text:style-name="P115"><text:span text:style-name="T116">Sustainability Plan</text:span>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 fo:line-height="115%"/>
      <style:text-properties style:font-name="Aptos Display" fo:color="#0F4761" style:letter-kerning="true" fo:font-size="20pt" style:font-size-asian="20pt" style:font-size-complex="20pt" fo:language="de" fo:country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 fo:line-height="115%"/>
      <style:text-properties style:font-name="Aptos Display" fo:color="#0F4761" style:letter-kerning="true" fo:font-size="16pt" style:font-size-asian="16pt" style:font-size-complex="16pt" fo:language="de" fo:country="DE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 fo:line-height="115%"/>
      <style:text-properties style:font-name="Aptos" fo:color="#0F4761" style:letter-kerning="true" fo:font-size="14pt" style:font-size-asian="14pt" style:font-size-complex="14pt" fo:language="de" fo:country="DE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 fo:line-height="115%"/>
      <style:text-properties style:font-name="Aptos" fo:font-style="italic" style:font-style-asian="italic" style:font-style-complex="italic" fo:color="#0F4761" style:letter-kerning="true" fo:font-size="12pt" style:font-size-asian="12pt" fo:language="de" fo:country="DE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 fo:line-height="115%"/>
      <style:text-properties style:font-name="Aptos" fo:color="#0F4761" style:letter-kerning="true" fo:font-size="12pt" style:font-size-asian="12pt" fo:language="de" fo:country="DE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 fo:line-height="115%"/>
      <style:text-properties style:font-name="Aptos" fo:font-style="italic" style:font-style-asian="italic" style:font-style-complex="italic" style:letter-kerning="true" fo:font-size="12pt" style:font-size-asian="12pt" fo:language="de" fo:country="DE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 fo:line-height="115%"/>
      <style:text-properties style:font-name="Aptos" style:letter-kerning="true" fo:font-size="12pt" style:font-size-asian="12pt" fo:language="de" fo:country="DE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 fo:line-height="115%"/>
      <style:text-properties style:font-name="Aptos" fo:font-style="italic" style:font-style-asian="italic" style:font-style-complex="italic" fo:color="#272727" style:letter-kerning="true" fo:font-size="12pt" style:font-size-asian="12pt" fo:language="de" fo:country="DE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 fo:line-height="115%"/>
      <style:text-properties style:font-name="Aptos" fo:color="#272727" style:letter-kerning="true" fo:font-size="12pt" style:font-size-asian="12pt" fo:language="de" fo:country="DE" fo:hyphenate="false"/>
    </style:style>
    <style:style style:name="Standard" style:display-name="Standard" style:family="paragraph">
      <style:paragraph-properties fo:margin-bottom="0.1388in" fo:line-height="100%"/>
      <style:text-properties style:font-name="Arial" style:font-name-asian="Times New Roman" style:font-name-complex="Times New Roman" fo:color="#595959" style:letter-kerning="false" fo:font-size="10pt" style:font-size-asian="10pt" fo:language="en" fo:country="GB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/>
      <style:text-properties style:font-name="Aptos Display" style:use-window-font-color="true" fo:letter-spacing="-0.0069in" style:letter-kerning="true" fo:font-size="28pt" style:font-size-asian="28pt" style:font-size-complex="28pt" fo:language="de" fo:country="DE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 fo:line-height="115%"/>
      <style:text-properties style:font-name="Aptos" fo:letter-spacing="0.0104in" style:letter-kerning="true" fo:font-size="14pt" style:font-size-asian="14pt" style:font-size-complex="14pt" fo:language="de" fo:country="DE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 fo:line-height="115%"/>
      <style:text-properties style:font-name="Aptos" style:font-name-asian="Aptos" style:font-name-complex="Arial" fo:font-style="italic" style:font-style-asian="italic" style:font-style-complex="italic" fo:color="#404040" style:letter-kerning="true" fo:font-size="12pt" style:font-size-asian="12pt" fo:language="de" fo:country="DE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bottom="0.1111in" fo:line-height="115%" fo:margin-left="0.5in">
        <style:tab-stops/>
      </style:paragraph-properties>
      <style:text-properties style:font-name="Aptos" style:font-name-asian="Aptos" style:font-name-complex="Arial" style:use-window-font-color="true" style:letter-kerning="true" fo:font-size="12pt" style:font-size-asian="12pt" fo:language="de" fo:country="DE"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Arial" fo:font-style="italic" style:font-style-asian="italic" style:font-style-complex="italic" fo:color="#0F4761" style:letter-kerning="true" fo:font-size="12pt" style:font-size-asian="12pt" fo:language="de" fo:country="DE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r. Riyadh Qashi</meta:initial-creator>
    <dc:creator>PROF. YARHANDS DISSOU ARTHUR</dc:creator>
    <meta:creation-date>2025-03-10T20:43:00Z</meta:creation-date>
    <dc:date>2025-03-10T20:43:00Z</dc:date>
    <meta:template xlink:href="Normal" xlink:type="simple"/>
    <meta:editing-cycles>2</meta:editing-cycles>
    <meta:editing-duration>PT0S</meta:editing-duration>
    <meta:document-statistic meta:page-count="2" meta:paragraph-count="1" meta:word-count="80" meta:character-count="538" meta:row-count="3" meta:non-whitespace-character-count="459"/>
  </office:meta>
</office:document-meta>
</file>